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1d8d" officeooo:paragraph-rsid="001f1d8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f1d8d" officeooo:paragraph-rsid="001f1d8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f1d8d" officeooo:paragraph-rsid="001f1d8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20bbae" officeooo:paragraph-rsid="0020bba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216c2a" officeooo:paragraph-rsid="00216c2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228c1e" officeooo:paragraph-rsid="00228c1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bold" officeooo:rsid="0020bbae" officeooo:paragraph-rsid="0020bba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bold" officeooo:rsid="001f1d8d" officeooo:paragraph-rsid="001f1d8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c1c1c" fo:font-weight="normal" officeooo:rsid="0020bbae" officeooo:paragraph-rsid="0020bbae" style:font-weight-asian="normal" style:font-weight-complex="normal"/>
    </style:style>
    <style:style style:name="T1" style:family="text">
      <style:text-properties style:font-name="DejaVu Sans Mono" fo:font-size="11.5pt" fo:font-style="normal" style:font-size-asian="11.5pt" style:font-style-asian="normal"/>
    </style:style>
    <style:style style:name="T2" style:family="text">
      <style:text-properties style:font-name="DejaVu Sans Mono" fo:font-size="11.5pt" fo:font-style="normal" style:font-size-asian="11.5pt" style:font-style-asian="normal"/>
    </style:style>
    <style:style style:name="T3" style:family="text">
      <style:text-properties style:font-name="DejaVu Sans Mono" fo:font-size="11.5pt" fo:font-style="normal" style:font-size-asian="11.5pt" style:font-style-asian="normal"/>
    </style:style>
    <style:style style:name="T4" style:family="text">
      <style:text-properties style:font-name="DejaVu Sans Mono" fo:font-size="11.5pt" fo:font-style="normal" style:font-size-asian="11.5pt" style:font-style-asian="normal"/>
    </style:style>
    <style:style style:name="T5" style:family="text">
      <style:text-properties style:font-name="DejaVu Sans Mono" fo:font-size="11.5pt" fo:font-style="normal" style:font-size-asian="11.5pt" style:font-style-asian="normal" style:font-style-complex="normal"/>
    </style:style>
    <style:style style:name="T6" style:family="text">
      <style:text-properties style:font-name="DejaVu Sans Mono" fo:font-size="11.5pt" fo:font-style="normal" style:font-size-asian="11.5pt" style:font-style-asian="normal"/>
    </style:style>
    <style:style style:name="T7" style:family="text">
      <style:text-properties style:font-name="DejaVu Sans Mono" fo:font-size="11.5pt" fo:font-style="italic" fo:font-weight="bold" style:font-size-asian="11.5pt" style:font-style-asian="italic" style:font-weight-asian="bold" style:font-style-complex="italic" style:font-weight-complex="bold"/>
    </style:style>
    <style:style style:name="T8" style:family="text">
      <style:text-properties style:font-name="DejaVu Sans Mono" fo:font-size="12pt" fo:font-style="normal" style:font-size-asian="12pt" style:font-style-asian="normal" style:font-size-complex="12pt" style:font-style-complex="normal"/>
    </style:style>
    <style:style style:name="T9" style:family="text">
      <style:text-properties fo:color="#ff0000" style:font-name="DejaVu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666666" style:font-name="DejaVu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position="super 58%" style:font-name="DejaVu Sans Mono" fo:font-size="12pt" fo:font-style="normal" officeooo:rsid="00216c2a" style:font-size-asian="12pt" style:font-style-asian="normal" style:font-size-complex="12pt" style:font-style-complex="normal"/>
    </style:style>
    <style:style style:name="T12" style:family="text">
      <style:text-properties style:text-position="super 58%" style:font-name="DejaVu Sans Mono" fo:font-size="11.5pt" fo:font-style="normal" style:font-size-asian="11.5pt" style:font-style-asian="normal"/>
    </style:style>
    <style:style style:name="T13" style:family="text">
      <style:text-properties style:text-position="0% 100%" style:font-name="DejaVu Sans Mono" fo:font-size="12pt" fo:font-style="normal" officeooo:rsid="00216c2a" style:font-size-asian="12pt" style:font-style-asian="normal" style:font-size-complex="12pt" style:font-style-complex="normal"/>
    </style:style>
    <style:style style:name="T14" style:family="text">
      <style:text-properties style:text-position="0% 100%" style:font-name="DejaVu Sans Mono" fo:font-size="11.5pt" fo:font-style="normal" officeooo:rsid="00216c2a" style:font-size-asian="11.5pt" style:font-style-asian="normal" style:font-size-complex="12pt" style:font-style-complex="normal"/>
    </style:style>
    <style:style style:name="T15" style:family="text">
      <style:text-properties style:text-position="0% 100%" style:font-name="DejaVu Sans Mono" fo:font-size="11.5pt" fo:font-style="normal" style:font-size-asian="11.5pt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NA Benchmark</text:p>
      <text:p text:style-name="P8"><text:span text:style-name="T1">for </text:span><text:span text:style-name="T1">(</text:span><text:span text:style-name="T1">int </text:span><text:span text:style-name="T1">k = </text:span><text:span text:style-name="T1">1</text:span><text:span text:style-name="T1">; </text:span><text:span text:style-name="T1">k &lt; all.</text:span><text:span text:style-name="T1">length</text:span><text:span text:style-name="T1">; </text:span><text:span text:style-name="T1">k++) {</text:span><text:line-break/><text:span text:style-name="T1"><text:tab/>recombined.append(splicee)</text:span><text:span text:style-name="T1">;</text:span><text:line-break/><text:span text:style-name="T1"><text:tab/></text:span><text:span text:style-name="T1">recombined.append(all[k])</text:span><text:span text:style-name="T1">;</text:span><text:line-break/><text:span text:style-name="T1">}</text:span></text:p>
      <text:p text:style-name="P3"><text:span text:style-name="T1"/></text:p>
      <text:p text:style-name="P4"><text:span text:style-name="T1">The for loop above is the one that has the highest contribution in the function </text:span><text:span text:style-name="T7">SimpleStrand.cutAndSplice . </text:span><text:span text:style-name="T5">Analysis of this for loop shows that it runs k number of times. This hence makes its time complexity to b </text:span><text:span text:style-name="T9">O(n) </text:span></text:p>
      <text:p text:style-name="P4"><text:span text:style-name="T10"/></text:p>
      <text:p text:style-name="P9"><text:span text:style-name="T8">B) The highest string that can be spliced with -Xm512m is 2</text:span><text:span text:style-name="T11">17 </text:span><text:span text:style-name="T13">.We can determine this value by checking the value of j in the loop below. <text:s/></text:span></text:p>
      <text:p text:style-name="P9"><text:span text:style-name="T13"/></text:p>
      <text:p text:style-name="P7"><text:span text:style-name="T14">for</text:span><text:span text:style-name="T1">(</text:span><text:span text:style-name="T1">int </text:span><text:span text:style-name="T1">j=</text:span><text:span text:style-name="T1">8</text:span><text:span text:style-name="T1">; </text:span><text:span text:style-name="T1">j &lt;= </text:span><text:span text:style-name="T1">32</text:span><text:span text:style-name="T1">; </text:span><text:span text:style-name="T1">j++) {</text:span><text:line-break/><text:span text:style-name="T1"> StringBuilder b = </text:span><text:span text:style-name="T1">new </text:span><text:span text:style-name="T1">StringBuilder(</text:span><text:span text:style-name="T1">""</text:span><text:span text:style-name="T1">)</text:span><text:span text:style-name="T1">;</text:span><text:line-break/><text:span text:style-name="T1"> int </text:span><text:span text:style-name="T1">spSize = (</text:span><text:span text:style-name="T1">1 </text:span><text:span text:style-name="T1">&lt;&lt; j)</text:span><text:span text:style-name="T1">;</text:span></text:p>
      <text:p text:style-name="P7"><text:span text:style-name="T1"/></text:p>
      <text:p text:style-name="P5"><text:span text:style-name="T1">in the above loop the spSize which is used to create the spliceee, I.e it will hold the length of the splicee is obtained by shifting 1 to the left by the current value of j. it haPPENS that we run out of heap when j=17, therefore using ecoli.dat, the longest string we can process is 2</text:span><text:span text:style-name="T12">17</text:span></text:p>
      <text:p text:style-name="P5"><text:span text:style-name="T15"/></text:p>
      <text:p text:style-name="P5"><text:span text:style-name="T15"/></text:p>
      <text:p text:style-name="P6"><text:span text:style-name="T15">for -Xm1024M we can process 2</text:span><text:span text:style-name="T12">18</text:span><text:span text:style-name="T15"> and for -Xm2048M <text:s/>we can process a string of length 2</text:span><text:span text:style-name="T12">19</text:span><text:span text:style-name="T15"> </text:span></text:p>
      <text:p text:style-name="P9"><text:span text:style-name="T1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8:45:25.711084329</meta:creation-date>
    <dc:date>2019-05-20T11:20:26.464045485</dc:date>
    <meta:editing-duration>PT6M13S</meta:editing-duration>
    <meta:editing-cycles>1</meta:editing-cycles>
    <meta:document-statistic meta:table-count="0" meta:image-count="0" meta:object-count="0" meta:page-count="1" meta:paragraph-count="7" meta:word-count="173" meta:character-count="937" meta:non-whitespace-character-count="762"/>
    <meta:generator>LibreOffice/6.1.3.2$Linux_X86_64 LibreOffice_project/86daf60bf00efa86ad547e59e09d6bb77c699acb</meta:generator>
  </office:meta>
</office:document-meta>
</file>